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ProcessorTests.springAotProcessingIsAvailableInDoProcess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tProcessorTests.builderRejectsEmptyGroupdId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tProcessorTests.builderAcceptsRequiredSettings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otProcessorTests.d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tProcessorTests.builderRejectsMissingArtifactId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tProcessorTests.builderRejectsEmptyArtifactId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otProcessorTests.builderRejectsMissingClassOutput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otProcessorTests.builderRejectsMissingResourceOutput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ProcessorTests.builderRejectsMissingSource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ProcessorTests.builderRejectsMissingGroupdId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otProcessorTests.createTestSettings(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